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adcf7" draw:fill-color="#aadcf7" draw:textarea-horizontal-align="justify" draw:textarea-vertical-align="middle" draw:auto-grow-height="false" fo:min-height="1.75cm" fo:min-width="2.3cm"/>
    </style:style>
    <style:style style:name="gr2" style:family="graphic" style:parent-style-name="standard">
      <style:graphic-properties svg:stroke-color="#aadcf7" draw:fill-color="#aadcf7" draw:textarea-horizontal-align="justify" draw:textarea-vertical-align="middle" draw:auto-grow-height="false" fo:min-height="1.164cm" fo:min-width="0.91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4cm" fo:min-width="0cm"/>
    </style:style>
    <style:style style:name="gr7" style:family="graphic" style:parent-style-name="standard">
      <style:graphic-properties svg:stroke-color="#aadcf7" draw:fill-color="#aadcf7" draw:textarea-horizontal-align="justify" draw:textarea-vertical-align="middle" draw:auto-grow-height="false" fo:min-height="2.75cm" fo:min-width="1.5cm"/>
    </style:style>
    <style:style style:name="gr8" style:family="graphic" style:parent-style-name="standard">
      <style:graphic-properties svg:stroke-color="#aadcf7" draw:fill-color="#aadcf7" draw:textarea-horizontal-align="justify" draw:textarea-vertical-align="middle" draw:auto-grow-height="false" fo:min-height="0.478cm" fo:min-width="1.182cm"/>
    </style:style>
    <style:style style:name="P1" style:family="paragraph">
      <style:paragraph-properties fo:text-align="center"/>
    </style:style>
    <style:style style:name="P2" style:family="paragraph">
      <loext:graphic-properties draw:fill-color="#aadcf7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8cm" svg:height="2cm" svg:x="7cm" svg:y="5.6cm">
          <draw:glue-point draw:id="4" svg:x="-5.002cm" svg:y="-2.5cm"/>
          <draw:glue-point draw:id="5" svg:x="-5.002cm" svg:y="2.5cm"/>
          <draw:glue-point draw:id="6" svg:x="-2.142cm" svg:y="-5cm"/>
          <draw:glue-point draw:id="7" svg:x="-2.5cm" svg:y="5cm"/>
          <draw:glue-point draw:id="8" svg:x="2.5cm" svg:y="5cm"/>
          <text:p text:style-name="P1">channel</text:p>
          <text:p text:style-name="P1">counter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2cm" svg:height="2cm" svg:x="13.3cm" svg:y="13.2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1" draw:id="id1" draw:layer="layout" svg:width="2.691cm" svg:height="0.954cm" svg:x="4.4cm" svg:y="11.9cm">
          <draw:text-box>
            <text:p>Nc [7:0]</text:p>
          </draw:text-box>
        </draw:frame>
        <draw:connector draw:style-name="gr4" draw:text-style-name="P4" draw:layer="layout" svg:x1="7.091cm" svg:y1="12.377cm" svg:x2="9.1cm" svg:y2="7.6cm" draw:start-shape="id1" draw:start-glue-point="1" draw:end-shape="id2" draw:end-glue-point="8" svg:d="M7091 12377h2009v-4777" svg:viewBox="0 0 2010 4778">
          <text:p/>
        </draw:connector>
        <draw:frame draw:style-name="gr3" draw:text-style-name="P5" draw:layer="layout" svg:width="1.51cm" svg:height="0.878cm" svg:x="9.4cm" svg:y="7.7cm">
          <draw:text-box>
            <text:p><text:span text:style-name="T1">l</text:span><text:span text:style-name="T1">i</text:span><text:span text:style-name="T1">m</text:span><text:span text:style-name="T1">i</text:span><text:span text:style-name="T1">t</text:span></text:p>
          </draw:text-box>
        </draw:frame>
        <draw:frame draw:style-name="gr3" draw:text-style-name="P3" xml:id="id3" draw:id="id3" draw:layer="layout" svg:width="1.874cm" svg:height="0.954cm" svg:x="4cm" svg:y="10.7cm">
          <draw:text-box>
            <text:p>en_c</text:p>
          </draw:text-box>
        </draw:frame>
        <draw:connector draw:style-name="gr5" draw:text-style-name="P4" draw:layer="layout" svg:x1="5.874cm" svg:y1="11.177cm" svg:x2="8.4cm" svg:y2="7.6cm" draw:start-shape="id3" draw:start-glue-point="1" draw:end-shape="id2" draw:end-glue-point="2" svg:d="M5874 11177h2526v-3577" svg:viewBox="0 0 2527 3578">
          <text:p/>
        </draw:connector>
        <draw:frame draw:style-name="gr3" draw:text-style-name="P5" draw:layer="layout" svg:width="1.129cm" svg:height="0.878cm" svg:x="7.4cm" svg:y="7.8cm">
          <draw:text-box>
            <text:p><text:span text:style-name="T1">en</text:span></text:p>
          </draw:text-box>
        </draw:frame>
        <draw:frame draw:style-name="gr6" draw:text-style-name="P3" xml:id="id4" draw:id="id4" draw:layer="layout" svg:width="1.738cm" svg:height="0.954cm" svg:x="3cm" svg:y="6.12cm">
          <draw:text-box>
            <text:p>start</text:p>
          </draw:text-box>
        </draw:frame>
        <draw:connector draw:style-name="gr5" draw:text-style-name="P4" draw:layer="layout" svg:x1="4.738cm" svg:y1="6.597cm" svg:x2="7cm" svg:y2="6.6cm" draw:start-shape="id4" draw:start-glue-point="1" draw:end-shape="id2" draw:end-glue-point="3" svg:d="M4738 6597h1131v3h1131" svg:viewBox="0 0 2263 4">
          <text:p/>
        </draw:connector>
        <draw:frame draw:style-name="gr3" draw:text-style-name="P5" draw:layer="layout" svg:width="1.755cm" svg:height="0.878cm" svg:x="5.4cm" svg:y="5.8cm">
          <draw:text-box>
            <text:p><text:span text:style-name="T1">reset</text:span></text:p>
          </draw:text-box>
        </draw:frame>
        <draw:custom-shape draw:style-name="gr2" draw:text-style-name="P2" xml:id="id5" draw:id="id5" draw:layer="layout" svg:width="2cm" svg:height="2cm" svg:x="11cm" svg:y="8.6cm">
          <text:p text:style-name="P1">==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9.8cm" svg:y1="6.6cm" svg:x2="12cm" svg:y2="8.6cm" draw:start-shape="id2" draw:start-glue-point="1" draw:end-shape="id5" draw:end-glue-point="4" svg:d="M9800 6600h2200v2000" svg:viewBox="0 0 2201 2001">
          <text:p/>
        </draw:connector>
        <draw:connector draw:style-name="gr4" draw:text-style-name="P4" draw:layer="layout" draw:line-skew="0.055cm" svg:x1="7.091cm" svg:y1="12.377cm" svg:x2="11cm" svg:y2="9.6cm" draw:start-shape="id1" draw:start-glue-point="1" draw:end-shape="id5" draw:end-glue-point="6" svg:d="M7091 12377h2009v-2777h1900" svg:viewBox="0 0 3910 2778">
          <text:p/>
        </draw:connector>
        <draw:frame draw:style-name="gr3" draw:text-style-name="P3" xml:id="id6" draw:id="id6" draw:layer="layout" svg:width="4.79cm" svg:height="0.954cm" svg:x="13.9cm" svg:y="9.12cm">
          <draw:text-box>
            <text:p>channels_done</text:p>
          </draw:text-box>
        </draw:frame>
        <draw:connector draw:style-name="gr4" draw:text-style-name="P4" draw:layer="layout" svg:x1="13cm" svg:y1="9.6cm" svg:x2="13.9cm" svg:y2="9.597cm" draw:start-shape="id5" draw:start-glue-point="10" draw:end-shape="id6" draw:end-glue-point="3" svg:d="M13000 9600h451v-3h449" svg:viewBox="0 0 901 4">
          <text:p/>
        </draw:connector>
        <draw:custom-shape draw:style-name="gr7" draw:text-style-name="P2" xml:id="id8" draw:id="id8" draw:layer="layout" svg:width="2cm" svg:height="3cm" svg:x="16.3cm" svg:y="12.7cm">
          <draw:glue-point draw:id="4" svg:x="-5.002cm" svg:y="-2.5cm"/>
          <draw:glue-point draw:id="5" svg:x="-5.002cm" svg:y="2.5cm"/>
          <draw:glue-point draw:id="6" svg:x="-2.142cm" svg:y="-5cm"/>
          <draw:glue-point draw:id="7" svg:x="-2.5cm" svg:y="5cm"/>
          <draw:glue-point draw:id="8" svg:x="2.5cm" svg:y="5cm"/>
          <text:p text:style-name="P1">reg</text:p>
          <draw:enhanced-geometry svg:viewBox="0 0 21600 21600" draw:type="rectangle" draw:enhanced-path="M 0 0 L 21600 0 21600 21600 0 21600 0 0 Z N"/>
        </draw:custom-shape>
        <draw:frame draw:style-name="gr3" draw:text-style-name="P3" xml:id="id7" draw:id="id7" draw:layer="layout" svg:width="2.085cm" svg:height="0.954cm" svg:x="16.26cm" svg:y="17.246cm">
          <draw:text-box>
            <text:p>en_m</text:p>
          </draw:text-box>
        </draw:frame>
        <draw:connector draw:style-name="gr5" draw:text-style-name="P4" draw:layer="layout" svg:x1="17.302cm" svg:y1="17.246cm" svg:x2="17.3cm" svg:y2="15.7cm" draw:start-shape="id7" draw:start-glue-point="0" draw:end-shape="id8" draw:end-glue-point="2" svg:d="M17302 17246v-772h-2v-774" svg:viewBox="0 0 3 1547">
          <text:p/>
        </draw:connector>
        <draw:frame draw:style-name="gr3" draw:text-style-name="P5" draw:layer="layout" svg:width="1.755cm" svg:height="0.878cm" svg:x="17.4cm" svg:y="15.6cm">
          <draw:text-box>
            <text:p><text:span text:style-name="T1">reset</text:span></text:p>
          </draw:text-box>
        </draw:frame>
        <draw:connector draw:style-name="gr4" draw:text-style-name="P4" draw:layer="layout" svg:x1="15.3cm" svg:y1="14.2cm" svg:x2="16.3cm" svg:y2="14.2cm" draw:start-shape="id9" draw:start-glue-point="10" draw:end-shape="id8" draw:end-glue-point="3" svg:d="M15300 14200h1000" svg:viewBox="0 0 1001 1">
          <text:p/>
        </draw:connector>
        <draw:custom-shape draw:style-name="gr8" draw:text-style-name="P2" xml:id="id10" draw:id="id10" draw:layer="layout" svg:width="3cm" svg:height="1.3cm" draw:transform="rotate (1.5709708597201) translate (11.1cm 15.7cm)">
          <draw:glue-point draw:id="8" svg:x="-5cm" svg:y="-3.6cm"/>
          <draw:glue-point draw:id="9" svg:x="-5cm" svg:y="3cm"/>
          <draw:glue-point draw:id="10" svg:x="-5.005cm" svg:y="-2cm"/>
          <draw:glue-point draw:id="11" svg:x="-5.005cm" svg:y="2cm"/>
          <text:p text:style-name="P1">MUX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" draw:text-style-name="P4" draw:layer="layout" svg:x1="12.4cm" svg:y1="14.2cm" svg:x2="13.3cm" svg:y2="14.2cm" draw:start-shape="id10" draw:start-glue-point="5" draw:end-shape="id9" draw:end-glue-point="6" svg:d="M12400 14200h900" svg:viewBox="0 0 901 1">
          <text:p/>
        </draw:connector>
        <draw:connector draw:style-name="gr4" draw:text-style-name="P4" draw:layer="layout" svg:x1="7.091cm" svg:y1="12.377cm" svg:x2="11.099cm" svg:y2="13.6cm" draw:start-shape="id1" draw:start-glue-point="1" draw:end-shape="id10" draw:end-glue-point="10" svg:d="M7091 12377h2004v1223h2004" svg:viewBox="0 0 4009 1224">
          <text:p/>
        </draw:connector>
        <draw:connector draw:style-name="gr4" draw:text-style-name="P4" draw:layer="layout" svg:x1="7.091cm" svg:y1="12.377cm" svg:x2="11.099cm" svg:y2="14.8cm" draw:start-shape="id1" draw:start-glue-point="1" draw:end-shape="id10" draw:end-glue-point="11" svg:d="M7091 12377h2004v2423h2004" svg:viewBox="0 0 4009 2424">
          <text:p/>
        </draw:connector>
        <draw:frame draw:style-name="gr3" draw:text-style-name="P3" draw:layer="layout" svg:width="0.875cm" svg:height="0.954cm" svg:x="10.4cm" svg:y="12.7cm">
          <draw:text-box>
            <text:p>+</text:p>
          </draw:text-box>
        </draw:frame>
        <draw:frame draw:style-name="gr3" draw:text-style-name="P3" draw:layer="layout" svg:width="0.714cm" svg:height="0.954cm" svg:x="10.4cm" svg:y="14.6cm">
          <draw:text-box draw:corner-radius="0.1cm">
            <text:p>-</text:p>
          </draw:text-box>
        </draw:frame>
        <draw:frame draw:style-name="gr3" draw:text-style-name="P3" xml:id="id11" draw:id="id11" draw:layer="layout" svg:width="1.662cm" svg:height="0.954cm" svg:x="10.92cm" svg:y="16.7cm">
          <draw:text-box>
            <text:p>side</text:p>
          </draw:text-box>
        </draw:frame>
        <draw:connector draw:style-name="gr5" draw:text-style-name="P4" draw:layer="layout" svg:x1="11.751cm" svg:y1="16.7cm" svg:x2="11.749cm" svg:y2="15.325cm" draw:start-shape="id11" draw:start-glue-point="0" draw:end-shape="id10" draw:end-glue-point="6" svg:d="M11751 16700v-499h-2v-876" svg:viewBox="0 0 3 1376">
          <text:p/>
        </draw:connector>
        <draw:connector draw:style-name="gr4" draw:text-style-name="P4" draw:layer="layout" svg:x1="18.3cm" svg:y1="14.2cm" svg:x2="14.3cm" svg:y2="13.2cm" draw:start-shape="id8" draw:start-glue-point="1" draw:end-shape="id9" draw:end-glue-point="4" svg:d="M18300 14200h501v-2001h-4501v1001" svg:viewBox="0 0 4502 2002">
          <text:p/>
        </draw:connector>
        <draw:custom-shape draw:style-name="gr2" draw:text-style-name="P2" xml:id="id12" draw:id="id12" draw:layer="layout" svg:width="2cm" svg:height="2cm" svg:x="17.8cm" svg:y="5.6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2cm" svg:height="2cm" svg:x="20.8cm" svg:y="5.6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18.3cm" svg:y1="14.2cm" svg:x2="18.8cm" svg:y2="7.6cm" draw:start-shape="id8" draw:start-glue-point="1" draw:end-shape="id12" draw:end-glue-point="8" svg:d="M18300 14200h501v-4049h-1v-2551" svg:viewBox="0 0 502 6601">
          <text:p/>
        </draw:connector>
        <draw:connector draw:style-name="gr4" draw:text-style-name="P4" draw:layer="layout" svg:x1="19.8cm" svg:y1="6.6cm" svg:x2="20.8cm" svg:y2="6.6cm" draw:start-shape="id12" draw:start-glue-point="10" draw:end-shape="id13" draw:end-glue-point="6" svg:d="M19800 6600h1000" svg:viewBox="0 0 1001 1">
          <text:p/>
        </draw:connector>
        <draw:frame draw:style-name="gr3" draw:text-style-name="P3" xml:id="id14" draw:id="id14" draw:layer="layout" svg:width="4.553cm" svg:height="0.954cm" svg:x="19.52cm" svg:y="9.5cm">
          <draw:text-box>
            <text:p>s_addr_b [7:0]</text:p>
          </draw:text-box>
        </draw:frame>
        <draw:connector draw:style-name="gr4" draw:text-style-name="P4" draw:layer="layout" svg:x1="9.8cm" svg:y1="6.6cm" svg:x2="17.8cm" svg:y2="6.6cm" draw:start-shape="id2" draw:start-glue-point="1" draw:end-shape="id12" draw:end-glue-point="6" svg:d="M9800 6600h8000" svg:viewBox="0 0 8001 1">
          <text:p/>
        </draw:connector>
        <draw:connector draw:style-name="gr4" draw:text-style-name="P4" draw:layer="layout" svg:x1="21.796cm" svg:y1="9.5cm" svg:x2="21.8cm" svg:y2="7.6cm" draw:start-shape="id14" draw:start-glue-point="0" draw:end-shape="id13" draw:end-glue-point="8" svg:d="M21796 9500v-949h4v-951" svg:viewBox="0 0 5 1901">
          <text:p/>
        </draw:connector>
        <draw:frame draw:style-name="gr3" draw:text-style-name="P3" xml:id="id15" draw:id="id15" draw:layer="layout" svg:width="3.851cm" svg:height="0.954cm" svg:x="23.949cm" svg:y="6.12cm">
          <draw:text-box>
            <text:p>s_addr [7:0]</text:p>
          </draw:text-box>
        </draw:frame>
        <draw:connector draw:style-name="gr4" draw:text-style-name="P4" draw:layer="layout" svg:x1="22.8cm" svg:y1="6.6cm" svg:x2="23.949cm" svg:y2="6.597cm" draw:start-shape="id13" draw:start-glue-point="10" draw:end-shape="id15" svg:d="M22800 6600h576v-3h573" svg:viewBox="0 0 1150 4">
          <text:p/>
        </draw:connector>
        <draw:frame draw:style-name="gr3" draw:text-style-name="P5" draw:layer="layout" svg:width="5.26cm" svg:height="0.878cm" svg:x="13.7cm" svg:y="11.322cm">
          <draw:text-box>
            <text:p><text:span text:style-name="T1">sample_offset [7:0]</text:span></text:p>
          </draw:text-box>
        </draw:frame>
        <draw:frame draw:style-name="gr3" draw:text-style-name="P5" draw:layer="layout" svg:width="5.417cm" svg:height="0.878cm" svg:x="11.1cm" svg:y="5.8cm">
          <draw:text-box>
            <text:p><text:span text:style-name="T1">channel_offset [7:0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8T11:44:46.368160578</meta:creation-date>
    <dc:date>2019-12-04T16:18:46.735165069</dc:date>
    <meta:editing-duration>PT4H49M2S</meta:editing-duration>
    <meta:editing-cycles>34</meta:editing-cycles>
    <meta:generator>LibreOffice/5.3.6.1$Linux_X86_64 LibreOffice_project/30$Build-1</meta:generator>
    <meta:document-statistic meta:object-count="41"/>
  </office:meta>
</office:document-meta>
</file>